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a9b7c6" style:font-name="JetBrains Mono" fo:font-size="12pt" fo:font-weight="bold" fo:background-color="#2b2b2b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tyle="italic"/>
    </style:style>
    <style:style style:name="T2" style:family="text">
      <style:text-properties fo:color="#cc7832"/>
    </style:style>
    <style:style style:name="T3" style:family="text">
      <style:text-properties fo:color="#ffc66d"/>
    </style:style>
    <style:style style:name="T4" style:family="text">
      <style:text-properties fo:color="#6a8759"/>
    </style:style>
    <style:style style:name="T5" style:family="text">
      <style:text-properties fo:color="#808080"/>
    </style:style>
    <style:style style:name="T6" style:family="text">
      <style:text-properties fo:color="#6897bb"/>
    </style:style>
    <style:style style:name="T7" style:family="text">
      <style:text-properties fo:color="#9876aa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LENIUM FOR DROP-DOWN</text:p>
      <text:p text:style-name="P1"/>
      <text:p text:style-name="P2"><text:span text:style-name="T2">package </text:span>SeleniumDemo<text:span text:style-name="T2">;<text:line-break/><text:line-break/>import </text:span>org.openqa.selenium.By<text:span text:style-name="T2">;<text:line-break/>import </text:span>org.openqa.selenium.WebDriver<text:span text:style-name="T2">;<text:line-break/>import </text:span>org.openqa.selenium.WebElement<text:span text:style-name="T2">;<text:line-break/>import </text:span>org.openqa.selenium.chrome.ChromeDriver<text:span text:style-name="T2">;<text:line-break/>import </text:span>org.openqa.selenium.support.ui.Select<text:span text:style-name="T2">;<text:line-break/><text:line-break/>import </text:span>java.util.List<text:span text:style-name="T2">;<text:line-break/><text:line-break/>public class </text:span>DropDownDemo {<text:line-break/><text:line-break/> <text:s text:c="2"/><text:span text:style-name="T2">public static void </text:span><text:span text:style-name="T3">main</text:span>(String[] args) <text:span text:style-name="T2">throws </text:span>InterruptedException {<text:line-break/><text:line-break/> <text:s text:c="6"/>System.<text:span text:style-name="T1">setProperty</text:span>(<text:span text:style-name="T4">"WebDriver.chrome.driver"</text:span><text:span text:style-name="T2">,</text:span><text:span text:style-name="T4">"C:</text:span><text:span text:style-name="T2">\\</text:span><text:span text:style-name="T4">Users</text:span><text:span text:style-name="T2">\\</text:span><text:span text:style-name="T4">pc</text:span><text:span text:style-name="T2">\\</text:span><text:span text:style-name="T4">Downloads</text:span><text:span text:style-name="T2">\\</text:span><text:span text:style-name="T4">chromedriver_win32</text:span><text:span text:style-name="T2">\\</text:span><text:span text:style-name="T4">chromedriver.exe"</text:span>)<text:span text:style-name="T2">;</text:span><text:span text:style-name="T5">// importing the driver<text:line-break/> <text:s text:c="6"/></text:span>WebDriver driver=<text:span text:style-name="T2">new </text:span>ChromeDriver()<text:span text:style-name="T2">;<text:line-break/> <text:s text:c="6"/></text:span>driver.get(<text:span text:style-name="T4">"https://letcode.in/test"</text:span>)<text:span text:style-name="T2">; </text:span><text:span text:style-name="T5">//Opening the url<text:line-break/> <text:s text:c="6"/></text:span>driver.manage().window().maximize()<text:span text:style-name="T2">;<text:line-break/><text:line-break/> <text:s text:c="6"/></text:span>WebElement work= driver.findElement(By.<text:span text:style-name="T1">id</text:span>(<text:span text:style-name="T4">"testing"</text:span>))<text:span text:style-name="T2">;<text:line-break/> <text:s text:c="6"/></text:span>work.click()<text:span text:style-name="T2">;</text:span><text:span text:style-name="T5">//Clicking on Workspace<text:line-break/><text:line-break/> <text:s text:c="6"/></text:span>Thread.<text:span text:style-name="T1">sleep</text:span>(<text:span text:style-name="T6">2000</text:span>)<text:span text:style-name="T2">;<text:line-break/><text:line-break/> <text:s text:c="6"/></text:span>WebElement dropdown= driver.findElement(By.<text:span text:style-name="T1">xpath</text:span>(<text:span text:style-name="T4">"/html/body/app-root/app-test-site/section[2]/div/div/div/div[3]/app-menu/div/footer/a"</text:span>))<text:span text:style-name="T2">;<text:line-break/> <text:s text:c="6"/></text:span>dropdown.click()<text:span text:style-name="T2">; </text:span><text:span text:style-name="T5">//Going to Select option by clicking drop-down<text:line-break/><text:line-break/> <text:s text:c="6"/></text:span>Thread.<text:span text:style-name="T1">sleep</text:span>(<text:span text:style-name="T6">2000</text:span>)<text:span text:style-name="T2">;<text:line-break/><text:line-break/> <text:s text:c="6"/></text:span><text:span text:style-name="T5">// DropDown 1<text:line-break/> <text:s text:c="6"/></text:span>WebElement dropdown1= driver.findElement(By.<text:span text:style-name="T1">id</text:span>(<text:span text:style-name="T4">"fruits"</text:span>))<text:span text:style-name="T2">;<text:line-break/><text:line-break/> <text:s text:c="6"/></text:span>Select select= <text:span text:style-name="T2">new </text:span>Select(dropdown1)<text:span text:style-name="T2">;<text:line-break/> <text:s text:c="6"/></text:span>select.selectByIndex(<text:span text:style-name="T6">2</text:span>)<text:span text:style-name="T2">;<text:line-break/> <text:s text:c="6"/></text:span>Thread.<text:span text:style-name="T1">sleep</text:span>(<text:span text:style-name="T6">2000</text:span>)<text:span text:style-name="T2">;<text:line-break/> <text:s text:c="6"/></text:span>select.selectByValue(<text:span text:style-name="T4">"4"</text:span>)<text:span text:style-name="T2">;<text:line-break/> <text:s text:c="6"/></text:span>Thread.<text:span text:style-name="T1">sleep</text:span>(<text:span text:style-name="T6">2000</text:span>)<text:span text:style-name="T2">;<text:line-break/> <text:s text:c="6"/></text:span>select.selectByVisibleText(<text:span text:style-name="T4">"Apple"</text:span>)<text:span text:style-name="T2">;<text:line-break/> <text:s text:c="6"/></text:span>System.<text:span text:style-name="T7">out</text:span>.println(<text:span text:style-name="T4">"'Apple' is selected at last"</text:span>)<text:span text:style-name="T2">;</text:span><text:span text:style-name="T5">//Selected the items in the dropdown using Index, Value &amp; Visible text<text:line-break/> <text:s text:c="6"/></text:span>Thread.<text:span text:style-name="T1">sleep</text:span>(<text:span text:style-name="T6">2000</text:span>)<text:span text:style-name="T2">;<text:line-break/></text:span><text:soft-page-break/><text:span text:style-name="T2"><text:line-break/> <text:s text:c="6"/></text:span><text:span text:style-name="T5">//DropDown 2<text:line-break/> <text:s text:c="6"/></text:span>WebElement dropDown2= driver.findElement(By.<text:span text:style-name="T1">id</text:span>(<text:span text:style-name="T4">"superheros"</text:span>))<text:span text:style-name="T2">;<text:line-break/><text:line-break/> <text:s text:c="6"/></text:span>Select selectMultiple=<text:span text:style-name="T2">new </text:span>Select(dropDown2)<text:span text:style-name="T2">;<text:line-break/> <text:s text:c="6"/>boolean </text:span>multiple= selectMultiple.isMultiple()<text:span text:style-name="T2">;<text:line-break/> <text:s text:c="6"/></text:span>System.<text:span text:style-name="T7">out</text:span>.println(<text:span text:style-name="T4">"Is the dropdown accept multiple = "</text:span>+multiple)<text:span text:style-name="T2">;<text:line-break/> <text:s text:c="6"/></text:span>selectMultiple.selectByIndex(<text:span text:style-name="T6">2</text:span>)<text:span text:style-name="T2">;<text:line-break/> <text:s text:c="6"/></text:span>selectMultiple.selectByIndex(<text:span text:style-name="T6">4</text:span>)<text:span text:style-name="T2">;<text:line-break/> <text:s text:c="6"/></text:span>selectMultiple.selectByVisibleText(<text:span text:style-name="T4">"Captain America"</text:span>)<text:span text:style-name="T2">;<text:line-break/> <text:s text:c="6"/></text:span>System.<text:span text:style-name="T7">out</text:span>.println(<text:span text:style-name="T4">"selected Multiple items"</text:span>)<text:span text:style-name="T2">; </text:span><text:span text:style-name="T5">//Selecting multiple options from dropdown<text:line-break/> <text:s text:c="6"/></text:span>Thread.<text:span text:style-name="T1">sleep</text:span>(<text:span text:style-name="T6">2000</text:span>)<text:span text:style-name="T2">;<text:line-break/><text:line-break/> <text:s text:c="6"/></text:span><text:span text:style-name="T5">//DropDown3<text:line-break/> <text:s text:c="6"/></text:span>WebElement dropDown3= driver.findElement(By.<text:span text:style-name="T1">id</text:span>(<text:span text:style-name="T4">"lang"</text:span>))<text:span text:style-name="T2">;<text:line-break/> <text:s text:c="6"/></text:span>Select lastOption= <text:span text:style-name="T2">new </text:span>Select(dropDown3)<text:span text:style-name="T2">;<text:line-break/> <text:s text:c="6"/></text:span>lastOption.selectByValue(<text:span text:style-name="T4">"sharp"</text:span>)<text:span text:style-name="T2">;</text:span><text:span text:style-name="T5">// Selecting the last option<text:line-break/><text:line-break/> <text:s text:c="6"/></text:span>List&lt;WebElement&gt; listOfOptions= lastOption.getOptions()<text:span text:style-name="T2">;<text:line-break/> <text:s text:c="6"/>int </text:span>size= listOfOptions.size()<text:span text:style-name="T2">;<text:line-break/> <text:s text:c="6"/>for</text:span>(<text:span text:style-name="T2">int </text:span>i=<text:span text:style-name="T6">0</text:span><text:span text:style-name="T2">;</text:span>i&lt;size<text:span text:style-name="T2">; </text:span>i++){<text:line-break/> <text:s text:c="10"/>String list= listOfOptions.get(i).getText()<text:span text:style-name="T2">;<text:line-break/> <text:s text:c="10"/></text:span>System.<text:span text:style-name="T7">out</text:span>.println(<text:span text:style-name="T4">"List of Options in the Dropdown3 = "</text:span>)<text:span text:style-name="T2">;<text:line-break/> <text:s text:c="10"/></text:span>System.<text:span text:style-name="T7">out</text:span>.println(list)<text:span text:style-name="T2">;<text:line-break/> <text:s text:c="6"/></text:span>} <text:span text:style-name="T5">// Displaying all the option in the list<text:line-break/><text:line-break/> <text:s text:c="6"/>//DropDown 4<text:line-break/> <text:s text:c="6"/></text:span>WebElement dropDown4= driver.findElement(By.<text:span text:style-name="T1">id</text:span>(<text:span text:style-name="T4">"country"</text:span>))<text:span text:style-name="T2">;<text:line-break/> <text:s text:c="6"/></text:span>Select selectOne= <text:span text:style-name="T2">new </text:span>Select(dropDown4)<text:span text:style-name="T2">;<text:line-break/> <text:s text:c="6"/></text:span>selectOne.selectByVisibleText(<text:span text:style-name="T4">"India"</text:span>)<text:span text:style-name="T2">;<text:line-break/> <text:s text:c="6"/></text:span>WebElement opt= selectOne.getFirstSelectedOption()<text:span text:style-name="T2">;<text:line-break/> <text:s text:c="6"/></text:span>System.<text:span text:style-name="T7">out</text:span>.println(<text:span text:style-name="T4">"Selected option in DropDown4 = "</text:span>+ opt.getText())<text:span text:style-name="T2">; </text:span><text:span text:style-name="T5">//Selecting an option and displaying it<text:line-break/><text:line-break/><text:line-break/> <text:s text:c="2"/></text:span>}<text:line-break/>}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i Shankar</meta:initial-creator>
    <meta:creation-date>2023-07-27T10:15:47.81</meta:creation-date>
    <meta:document-statistic meta:table-count="0" meta:image-count="0" meta:object-count="0" meta:page-count="2" meta:paragraph-count="2" meta:word-count="194" meta:character-count="2962"/>
    <dc:date>2023-07-27T10:19:04.96</dc:date>
    <dc:creator>Hari Shankar</dc:creator>
    <meta:editing-duration>PT3M18S</meta:editing-duration>
    <meta:editing-cycles>1</meta:editing-cycles>
    <meta:generator>OpenOffice/4.1.14$Win32 OpenOffice.org_project/4114m1$Build-9811</meta:generator>
  </office:meta>
</office:document-meta>
</file>